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co2" style:family="table-column">
      <style:table-column-properties fo:break-before="auto" style:column-width="10.546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10.673cm"/>
    </style:style>
    <style:style style:name="co9" style:family="table-column">
      <style:table-column-properties fo:break-before="auto" style:column-width="4.304cm"/>
    </style:style>
    <style:style style:name="co10" style:family="table-column">
      <style:table-column-properties fo:break-before="auto" style:column-width="1.716cm"/>
    </style:style>
    <style:style style:name="co11" style:family="table-column">
      <style:table-column-properties fo:break-before="auto" style:column-width="2.545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3" style:family="table-cell" style:parent-style-name="Default">
      <style:table-cell-properties fo:background-color="#ffb66c" style:text-align-source="fix" style:repeat-content="false" fo:wrap-option="no-wrap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4" style:family="table-cell" style:parent-style-name="Default">
      <style:table-cell-properties fo:background-color="#ffb66c" style:text-align-source="fix" style:repeat-content="false" fo:wrap-option="no-wrap" fo:border="0.74pt solid #000000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40" style:family="table-cell" style:parent-style-name="Default">
      <style:table-cell-properties fo:background-color="#000000" style:text-align-source="fix" style:repeat-content="false" fo:wrap-option="no-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44" style:family="table-cell" style:parent-style-name="Default">
      <style:table-cell-properties fo:background-color="#000000" style:text-align-source="fix" style:repeat-content="false" fo:wrap-option="no-wrap"/>
      <style:paragraph-properties fo:text-align="center" fo:margin-left="0cm"/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wrap-option="no-wrap" fo:border="0.74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fo:border="0.74pt solid #000000"/>
      <style:paragraph-properties fo:text-align="center" fo:margin-left="0cm"/>
      <style:text-properties fo:color="#ffffff" style:font-name="Liberation Serif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fo:background-color="#000000" style:text-align-source="fix" style:repeat-content="false" fo:wrap-option="no-wrap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wrap-option="no-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wrap-option="no-wrap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Calib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b66c" fo:border="0.74pt solid #000000"/>
    </style:style>
    <style:style style:name="ce60" style:family="table-cell" style:parent-style-name="Default">
      <style:table-cell-properties fo:background-color="#81d41a" style:text-align-source="fix" style:repeat-content="false" fo:wrap-option="no-wrap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22" style:family="table-cell" style:parent-style-name="Default">
      <style:table-cell-properties fo:background-color="#ffb66c" fo:border="0.74pt solid #000000"/>
      <style:text-properties fo:font-size="15pt" style:font-size-asian="15pt" style:font-size-complex="15pt"/>
    </style:style>
    <style:style style:name="ce62" style:family="table-cell" style:parent-style-name="Default">
      <style:table-cell-properties fo:background-color="#81d41a" style:text-align-source="fix" style:repeat-content="false" fo:wrap-option="no-wrap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6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67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68" style:family="table-cell" style:parent-style-name="Default">
      <style:table-cell-properties fo:background-color="#81d41a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7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Calibr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73" style:family="table-cell" style:parent-style-name="Default">
      <style:table-cell-properties fo:background-color="#81d41a" style:text-align-source="fix" style:repeat-content="false" fo:wrap-option="no-wrap" fo:border="0.74pt solid #000000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ce7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7" style:family="table-cell" style:parent-style-name="Default">
      <style:table-cell-properties fo:background-color="#81d41a"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00000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0" style:family="table-cell" style:parent-style-name="Default">
      <style:table-cell-properties fo:background-color="#81d41a" style:text-align-source="fix" style:repeat-content="false" fo:wrap-option="no-wrap" fo:border="0.74pt solid #000000"/>
      <style:paragraph-properties fo:text-align="center" fo:margin-left="0cm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4"/>
        <table:table-column table:style-name="co6" table:default-cell-style-name="ce3"/>
        <table:table-column table:style-name="co7" table:default-cell-style-name="ce23"/>
        <table:table-column table:style-name="co8" table:default-cell-style-name="ce23"/>
        <table:table-column table:style-name="co9" table:default-cell-style-name="ce7"/>
        <table:table-column table:style-name="co10" table:default-cell-style-name="ce23"/>
        <table:table-column table:style-name="co11" table:default-cell-style-name="ce28"/>
        <table:table-column table:style-name="co12" table:default-cell-style-name="Default"/>
        <table:table-row table:style-name="ro1">
          <table:table-cell table:style-name="ce1" office:value-type="string" calcext:value-type="string">
            <text:p>OS</text:p>
          </table:table-cell>
          <table:table-cell table:style-name="ce40" office:value-type="string" calcext:value-type="string">
            <text:p>CHAVES</text:p>
          </table:table-cell>
          <table:table-cell table:style-name="ce44" office:value-type="string" calcext:value-type="string">
            <text:p>VERSÃO</text:p>
          </table:table-cell>
          <table:table-cell table:style-name="ce48" office:value-type="string" calcext:value-type="string">
            <text:p>QTD</text:p>
          </table:table-cell>
          <table:table-cell table:style-name="ce48" office:value-type="string" calcext:value-type="string">
            <text:p>NFE</text:p>
          </table:table-cell>
          <table:table-cell table:style-name="ce1" office:value-type="string" calcext:value-type="string">
            <text:p>OFFICE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CHAVES</text:p>
          </table:table-cell>
          <table:table-cell table:style-name="ce1" office:value-type="string" calcext:value-type="string">
            <text:p>MAQ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NFE</text:p>
          </table:table-cell>
          <table:table-cell table:style-name="ce81" office:value-type="string" calcext:value-type="string">
            <text:p>Caminho</text:p>
          </table:table-cell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table:style-name="ce6" office:value-type="string" calcext:value-type="string">
            <text:p>7PYG7-KNXX3-M4H3V-XQCCT-238GG 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2272641" calcext:value-type="float">
            <text:p>1227264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10" office:value-type="string" calcext:value-type="string">
            <text:p>H6F6G-JKGHH-9D2GJ-MV6FY-WHY3Z </text:p>
          </table:table-cell>
          <table:table-cell office:value-type="string" calcext:value-type="string">
            <text:p>COMNB-018 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77036" calcext:value-type="float">
            <text:p>1877036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WRCBC-VBNY7-QVKWY-JC28D-49CKM 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65062" calcext:value-type="float">
            <text:p>1865062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WGHWD-4Y63D-W4F77-7DKR6-9M6PZ </text:p>
          </table:table-cell>
          <table:table-cell office:value-type="string" calcext:value-type="string">
            <text:p>STI-00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53463" calcext:value-type="float">
            <text:p>1853463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HTDBB-6NYXF-FVWTH-RPVP3-YBH3B 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54851" calcext:value-type="float">
            <text:p>185485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JRQPG-Y2G7H-R22WX-M6QCG-TP4VZ </text:p>
          </table:table-cell>
          <table:table-cell office:value-type="string" calcext:value-type="string">
            <text:p>MEANB-005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47590" calcext:value-type="float">
            <text:p>1847590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F3RBM-YCN4X-KQM9P-D86MW-MTDW6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5199520" calcext:value-type="float">
            <text:p>5199520</text:p>
          </table:table-cell>
          <table:table-cell table:style-name="ce21"/>
          <table:table-cell table:number-columns-repeated="2"/>
          <table:table-cell office:value-type="string" calcext:value-type="string">
            <text:p>STINB-0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2CYFM-PXNVY-B76MV-JWWDF-MWRTG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2084685" calcext:value-type="float">
            <text:p>12084685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F9PPC-YQW3D-7KFYH-JJX73-T7RTZ </text:p>
          </table:table-cell>
          <table:table-cell office:value-type="string" calcext:value-type="string">
            <text:p>COMNB-01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47589" calcext:value-type="float">
            <text:p>1847589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FC2BN-MFCP7-39CQD-YWBTP-W2QW6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11764724" calcext:value-type="float">
            <text:p>11764724</text:p>
          </table:table-cell>
          <table:table-cell table:style-name="ce21"/>
          <table:table-cell table:number-columns-repeated="2"/>
          <table:table-cell office:value-type="string" calcext:value-type="string">
            <text:p>COMNB-0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4HBV8-N9XD8-BDF2V-YKMWH-CYVJ6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1764724" calcext:value-type="float">
            <text:p>1176472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CKN33-BBF62-DFQB2-2VY4D-JTWC3</text:p>
          </table:table-cell>
          <table:table-cell office:value-type="string" calcext:value-type="string">
            <text:p>COMNB-01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83025" calcext:value-type="float">
            <text:p>83025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60" office:value-type="string" calcext:value-type="string">
            <text:p>OFFICE</text:p>
          </table:table-cell>
          <table:table-cell table:style-name="ce60" office:value-type="string" calcext:value-type="string">
            <text:p>2021 H&amp;B</text:p>
          </table:table-cell>
          <table:table-cell table:style-name="ce60" office:value-type="string" calcext:value-type="string">
            <text:p>77KJ4-PCQ3V-FKD6P-RG6XF-FPPTZ</text:p>
          </table:table-cell>
          <table:table-cell table:style-name="ce60" office:value-type="string" calcext:value-type="string">
            <text:p>LIVRE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float" office:value="1719682" calcext:value-type="float">
            <text:p>1719682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60" office:value-type="string" calcext:value-type="string">
            <text:p>OFFICE</text:p>
          </table:table-cell>
          <table:table-cell table:style-name="ce60" office:value-type="string" calcext:value-type="string">
            <text:p>2021 H&amp;B</text:p>
          </table:table-cell>
          <table:table-cell table:style-name="ce60" office:value-type="string" calcext:value-type="string">
            <text:p>6D4JC-66GKV-P7RK4-3YYYV-THYQZ</text:p>
          </table:table-cell>
          <table:table-cell table:style-name="ce60" office:value-type="string" calcext:value-type="string">
            <text:p>LIVRE</text:p>
          </table:table-cell>
          <table:table-cell table:style-name="ce72" office:value-type="float" office:value="1" calcext:value-type="float">
            <text:p>1</text:p>
          </table:table-cell>
          <table:table-cell table:style-name="ce75" office:value-type="float" office:value="1719576" calcext:value-type="float">
            <text:p>1719576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2"/>
          <table:table-cell office:value-type="string" calcext:value-type="string">
            <text:p>CDE-0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0 PRO</text:p>
          </table:table-cell>
          <table:table-cell table:style-name="ce7" office:value-type="string" calcext:value-type="string">
            <text:p>VYBBJ-TRJPB-QFQRF-QFT4D-H3GVB</text:p>
          </table:table-cell>
          <table:table-cell office:value-type="string" calcext:value-type="string">
            <text:p>VDC-00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0703" calcext:value-type="float">
            <text:p>10703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2"/>
          <table:table-cell office:value-type="string" calcext:value-type="string">
            <text:p>CDE-0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2"/>
          <table:table-cell office:value-type="string" calcext:value-type="string">
            <text:p>CDE-0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2"/>
          <table:table-cell office:value-type="string" calcext:value-type="string">
            <text:p>DESCOBRI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Y3QCH-H6NWX-99R9F-F7J2T-HFPXD</text:p>
          </table:table-cell>
          <table:table-cell office:value-type="string" calcext:value-type="string">
            <text:p>COM-00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6666" calcext:value-type="float">
            <text:p>56666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9W4FC-JNP6W-JC72V-7FQQV-M4G6Y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85921" calcext:value-type="float">
            <text:p>85921</text:p>
          </table:table-cell>
          <table:table-cell table:style-name="ce21"/>
          <table:table-cell table:number-columns-repeated="2"/>
          <table:table-cell office:value-type="string" calcext:value-type="string">
            <text:p>INF-0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RNJFG-FWD8G-MBX84-968YY-6VKCT</text:p>
          </table:table-cell>
          <table:table-cell table:style-name="ce9"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6592321" calcext:value-type="float">
            <text:p>16592321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office:value-type="string" calcext:value-type="string">
            <text:p>REHNB-005</text:p>
          </table:table-cell>
          <table:table-cell table:style-name="ce9"/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WXHYN-B7GF4-X2X8P-D6YYF-F6Y6G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57637" calcext:value-type="float">
            <text:p>57637</text:p>
          </table:table-cell>
          <table:table-cell table:style-name="ce21"/>
          <table:table-cell table:number-columns-repeated="2"/>
          <table:table-cell office:value-type="string" calcext:value-type="string">
            <text:p>SGC-02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60" office:value-type="string" calcext:value-type="string">
            <text:p>OFFICE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string" calcext:value-type="string">
            <text:p>9RMPG-FNPRT-Y2DHQ-QMGHV-BDTHP</text:p>
          </table:table-cell>
          <table:table-cell table:style-name="ce60" office:value-type="string" calcext:value-type="string">
            <text:p>LIVRE</text:p>
          </table:table-cell>
          <table:table-cell table:style-name="ce60" office:value-type="float" office:value="1" calcext:value-type="float">
            <text:p>1</text:p>
          </table:table-cell>
          <table:table-cell table:style-name="ce76" office:value-type="float" office:value="1356218" calcext:value-type="float">
            <text:p>1356218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C46JY-9VDK2-XPPXW-P2RPC-TK622</text:p>
          </table:table-cell>
          <table:table-cell office:value-type="string" calcext:value-type="string">
            <text:p>MEA-00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NJF7F-JMTB7-VKYBB-G2P74-2KDV6</text:p>
          </table:table-cell>
          <table:table-cell office:value-type="string" calcext:value-type="string">
            <text:p>MEANB-0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01200" calcext:value-type="float">
            <text:p>1001200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G4C6N-FBFKD-YCBQQ-VJ7HC-J4Y23</text:p>
          </table:table-cell>
          <table:table-cell office:value-type="string" calcext:value-type="string">
            <text:p>MEA-01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373" calcext:value-type="float">
            <text:p>4373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JURNB-0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VDC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MEA-0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POR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POR-00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table:style-name="ce21"/>
          <table:table-cell table:number-columns-repeated="2"/>
          <table:table-cell office:value-type="string" calcext:value-type="string">
            <text:p>REH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GNG77-68KMY-DGXP2-QYWXR-DJ3G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84" calcext:value-type="float">
            <text:p>6358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P6DWP-CX4TJ-79FX4-B2XGY-BM3KV</text:p>
          </table:table-cell>
          <table:table-cell office:value-type="string" calcext:value-type="string">
            <text:p>REH-00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12995" calcext:value-type="float">
            <text:p>112995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REH-0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0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1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9Y2KR-PCXWT-4R6M6-Y2V6P-4G39Z</text:p>
          </table:table-cell>
          <table:table-cell office:value-type="string" calcext:value-type="string">
            <text:p>SGC-013</text:p>
          </table:table-cell>
          <table:table-cell table:style-name="ce7"/>
          <table:table-cell office:value-type="float" office:value="1624910" calcext:value-type="float">
            <text:p>1624910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PWGN4-CBY6F-4Y8PD-4WHB7-94PXD</text:p>
          </table:table-cell>
          <table:table-cell office:value-type="string" calcext:value-type="string">
            <text:p>SGC-01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79315" calcext:value-type="float">
            <text:p>79315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1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GC-01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KG4NM-YD4W7-VVH7K-JXBVT-C9XTY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63577" calcext:value-type="float">
            <text:p>63577</text:p>
          </table:table-cell>
          <table:table-cell table:style-name="ce21"/>
          <table:table-cell table:number-columns-repeated="2"/>
          <table:table-cell office:value-type="string" calcext:value-type="string">
            <text:p>STI-0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MBTHB-DN3K8-6RC3G-YX99D-PYT6Y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58546" calcext:value-type="float">
            <text:p>1758546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9M26V-2M7HR-PC9KJ-K9FG3-RF2KZ </text:p>
          </table:table-cell>
          <table:table-cell office:value-type="string" calcext:value-type="string">
            <text:p>REHNB-00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55972" calcext:value-type="float">
            <text:p>1755972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3X3P6-CKNHK-CPX4J-9YFYM-43KTY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51662" calcext:value-type="float">
            <text:p>1751662</text:p>
          </table:table-cell>
          <table:table-cell table:style-name="ce21"/>
          <table:table-cell table:number-columns-repeated="2"/>
          <table:table-cell office:value-type="string" calcext:value-type="string">
            <text:p>REHNB-0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DMNQX-9236F-YYKH2-YX2KP-JB49M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51663" calcext:value-type="float">
            <text:p>1751663</text:p>
          </table:table-cell>
          <table:table-cell table:style-name="ce60" office:value-type="string" calcext:value-type="string">
            <text:p>OFFICE</text:p>
          </table:table-cell>
          <table:table-cell table:style-name="ce60" office:value-type="string" calcext:value-type="string">
            <text:p>2016 PRO</text:p>
          </table:table-cell>
          <table:table-cell table:style-name="ce60" office:value-type="string" calcext:value-type="string">
            <text:p>JNRGM-WHDWX-FJJG3-K47QV-DRTFM</text:p>
          </table:table-cell>
          <table:table-cell table:style-name="ce60" office:value-type="string" calcext:value-type="string">
            <text:p>LIVRE</text:p>
          </table:table-cell>
          <table:table-cell table:style-name="ce60" office:value-type="float" office:value="1" calcext:value-type="float">
            <text:p>1</text:p>
          </table:table-cell>
          <table:table-cell table:style-name="ce77" office:value-type="float" office:value="71647" calcext:value-type="float">
            <text:p>7164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JN6P7-796G4-FHFDX-GD97W-K2FC2</text:p>
          </table:table-cell>
          <table:table-cell table:style-name="ce9" office:value-type="string" calcext:value-type="string">
            <text:p>10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65811" calcext:value-type="float">
            <text:p>265811</text:p>
          </table:table-cell>
          <table:table-cell table:style-name="ce21"/>
          <table:table-cell table:number-columns-repeated="2"/>
          <table:table-cell office:value-type="string" calcext:value-type="string">
            <text:p>SGC-02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FIN-01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FIN-0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FIN-02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FIN-0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60" office:value-type="string" calcext:value-type="string">
            <text:p>OFFICE</text:p>
          </table:table-cell>
          <table:table-cell table:style-name="ce60" office:value-type="string" calcext:value-type="string">
            <text:p>2013 PRO</text:p>
          </table:table-cell>
          <table:table-cell table:style-name="ce60" office:value-type="string" calcext:value-type="string">
            <text:p>WTFN9-KRCBV-2VBBH-BC272-27GXM</text:p>
          </table:table-cell>
          <table:table-cell table:style-name="ce60" office:value-type="string" calcext:value-type="string">
            <text:p>LIVRE</text:p>
          </table:table-cell>
          <table:table-cell table:style-name="ce60"/>
          <table:table-cell table:style-name="ce77" office:value-type="float" office:value="59395" calcext:value-type="float">
            <text:p>59395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INF-00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INFDEV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2GNXR-VF38B-7QXY7-Q9PXT-8TWC3</text:p>
          </table:table-cell>
          <table:table-cell office:value-type="string" calcext:value-type="string">
            <text:p>JUR-00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1904" calcext:value-type="float">
            <text:p>81904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TV267-NFQKT-FPPXW-B3MCM-FF96Q</text:p>
          </table:table-cell>
          <table:table-cell office:value-type="string" calcext:value-type="string">
            <text:p>JUR-00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79547" calcext:value-type="float">
            <text:p>79547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LOG-00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"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F3JR3-N2CYW-TD2QF-2GK9D-YBFP3</text:p>
          </table:table-cell>
          <table:table-cell office:value-type="string" calcext:value-type="string">
            <text:p>LOG-00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83024" calcext:value-type="float">
            <text:p>83024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LOG-0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LOG-0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LOG-0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VG26B-HTNWK-THBJP-CGPCQ-3PB23</text:p>
          </table:table-cell>
          <table:table-cell office:value-type="string" calcext:value-type="string">
            <text:p>MAN-00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6299" calcext:value-type="float">
            <text:p>56299</text:p>
          </table:table-cell>
          <table:table-cell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XGFTJ-NKQ2T-JCQ2B-PHBQ7-BDWXM </text:p>
          </table:table-cell>
          <table:table-cell office:value-type="string" calcext:value-type="string">
            <text:p>11 PRO</text:p>
          </table:table-cell>
          <table:table-cell table:style-name="ce9"/>
          <table:table-cell office:value-type="float" office:value="46391" calcext:value-type="float">
            <text:p>46391</text:p>
          </table:table-cell>
          <table:table-cell table:style-name="ce21"/>
          <table:table-cell table:number-columns-repeated="2"/>
          <table:table-cell office:value-type="string" calcext:value-type="string">
            <text:p>MAN-0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office:value-type="string" calcext:value-type="string">
            <text:p>TCDJ3-NB7VV-RB3TC-BTXYY-92FDB</text:p>
          </table:table-cell>
          <table:table-cell office:value-type="string" calcext:value-type="string">
            <text:p>11 PRO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15647" calcext:value-type="float">
            <text:p>1715647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3 PRO</text:p>
          </table:table-cell>
          <table:table-cell table:style-name="ce7" office:value-type="string" calcext:value-type="string">
            <text:p>YC7DK-G2NP3-2QQC3-J6H88-GVGXT </text:p>
          </table:table-cell>
          <table:table-cell office:value-type="string" calcext:value-type="string">
            <text:p>CDE-019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9395" calcext:value-type="float">
            <text:p>5939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CDC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CDC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YG69G-MCP8X-7V97C-QMDV6-YFGGV</text:p>
          </table:table-cell>
          <table:table-cell office:value-type="string" calcext:value-type="string">
            <text:p>COM-001</text:p>
          </table:table-cell>
          <table:table-cell table:style-name="ce7"/>
          <table:table-cell office:value-type="float" office:value="11114" calcext:value-type="float">
            <text:p>1111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COM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0 H&amp;B</text:p>
          </table:table-cell>
          <table:table-cell table:style-name="ce7" office:value-type="string" calcext:value-type="string">
            <text:p>D3MHW-QXDTF-K9GQ7-9MHKR-DTVTW</text:p>
          </table:table-cell>
          <table:table-cell office:value-type="string" calcext:value-type="string">
            <text:p>COM-0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780" calcext:value-type="float">
            <text:p>1278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3 H&amp;B</text:p>
          </table:table-cell>
          <table:table-cell table:style-name="ce7" office:value-type="string" calcext:value-type="string">
            <text:p>M7H9Q-HMNXP-3H7WV-QJ6DP-FX6KD</text:p>
          </table:table-cell>
          <table:table-cell office:value-type="string" calcext:value-type="string">
            <text:p>COM-010</text:p>
          </table:table-cell>
          <table:table-cell table:style-name="ce10"/>
          <table:table-cell office:value-type="float" office:value="59903" calcext:value-type="float">
            <text:p>5990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COM-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COM-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CON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CV6GQ-MCXQJ-PHYTY-96CGM-HCVKZ</text:p>
          </table:table-cell>
          <table:table-cell office:value-type="string" calcext:value-type="string">
            <text:p>CON-01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54304" calcext:value-type="float">
            <text:p>175430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DIR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21 H&amp;B</text:p>
          </table:table-cell>
          <table:table-cell table:style-name="ce7" office:value-type="string" calcext:value-type="string">
            <text:p>VHCW4-GR4YD-DC4DM-6TXWC-K9THZ </text:p>
          </table:table-cell>
          <table:table-cell office:value-type="string" calcext:value-type="string">
            <text:p>DSKNB-0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94284" calcext:value-type="float">
            <text:p>159428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FIN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FIN-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9R9-DHNQ7-T2F2G-QMPRJ-W44DB </text:p>
          </table:table-cell>
          <table:table-cell table:style-name="ce9" office:value-type="string" calcext:value-type="string">
            <text:p>10 PRO</text:p>
          </table:table-cell>
          <table:table-cell table:style-name="ce9"/>
          <table:table-cell office:value-type="float" office:value="32796" calcext:value-type="float">
            <text:p>32796</text:p>
          </table:table-cell>
          <table:table-cell table:style-name="ce21"/>
          <table:table-cell table:number-columns-repeated="2"/>
          <table:table-cell office:value-type="string" calcext:value-type="string">
            <text:p>INF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G6N4-KV94Q-BDY6X-QX3QR-8B49C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642819" calcext:value-type="float">
            <text:p>1642819</text:p>
          </table:table-cell>
          <table:table-cell table:style-name="ce21"/>
          <table:table-cell table:number-columns-repeated="2"/>
          <table:table-cell office:value-type="string" calcext:value-type="string">
            <text:p>FIN-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DWBX-PN3YC-WMM8B-2QQVT-683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584782" calcext:value-type="float">
            <text:p>158478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2RHV6-DGR7F-7R9JQ-D7X6H-FDF7Z </text:p>
          </table:table-cell>
          <table:table-cell table:style-name="ce10" office:value-type="string" calcext:value-type="string">
            <text:p>STI-00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62261" calcext:value-type="float">
            <text:p>106226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W4NB-G69VV-XK38H-QGFJC-TMT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584784" calcext:value-type="float">
            <text:p>1584784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3 H&amp;B</text:p>
          </table:table-cell>
          <table:table-cell table:style-name="ce7" office:value-type="string" calcext:value-type="string">
            <text:p><text:s/>K6BJ6-PNYYM-TQ337-JV7CB-DPB23 </text:p>
          </table:table-cell>
          <table:table-cell table:style-name="ce9" office:value-type="string" calcext:value-type="string">
            <text:p>MEA-003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83799" calcext:value-type="float">
            <text:p>8379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KDMV-Y2NGB-3DMYM-M7J4Y-3GPK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576743" calcext:value-type="float">
            <text:p>1576743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NVKHH-CHPWF-FQ83B-2FH7G-V6FRG</text:p>
          </table:table-cell>
          <table:table-cell office:value-type="string" calcext:value-type="string">
            <text:p>CDE-00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82386" calcext:value-type="float">
            <text:p>138238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QYN7-36CTM-HHY2Y-DWYT2-3YH22</text:p>
          </table:table-cell>
          <table:table-cell table:style-name="ce10" office:value-type="string" calcext:value-type="string">
            <text:p>10 PRO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9826711" calcext:value-type="float">
            <text:p>9826711</text:p>
          </table:table-cell>
          <table:table-cell table:style-name="ce21"/>
          <table:table-cell table:number-columns-repeated="2"/>
          <table:table-cell office:value-type="string" calcext:value-type="string">
            <text:p>INFNB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DJT7N-JTTFB-QMBMG-WK7VX-DYH22</text:p>
          </table:table-cell>
          <table:table-cell table:style-name="ce10" office:value-type="string" calcext:value-type="string">
            <text:p>10 PRO</text:p>
          </table:table-cell>
          <table:table-cell/>
          <table:table-cell table:style-name="ce16" office:value-type="float" office:value="9826711" calcext:value-type="float">
            <text:p>9826711</text:p>
          </table:table-cell>
          <table:table-cell table:style-name="ce21"/>
          <table:table-cell table:number-columns-repeated="2"/>
          <table:table-cell office:value-type="string" calcext:value-type="string">
            <text:p>INFNB-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DBMX-YMWWX-Q9DHJ-Q9BYX-8QKTP</text:p>
          </table:table-cell>
          <table:table-cell table:style-name="ce10" office:value-type="string" calcext:value-type="string">
            <text:p>10 PRO</text:p>
          </table:table-cell>
          <table:table-cell/>
          <table:table-cell table:style-name="ce16" office:value-type="float" office:value="9826711" calcext:value-type="float">
            <text:p>9826711</text:p>
          </table:table-cell>
          <table:table-cell table:style-name="ce21"/>
          <table:table-cell table:number-columns-repeated="2"/>
          <table:table-cell office:value-type="string" calcext:value-type="string">
            <text:p>INFNB-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98KW-CND6K-4TJY2-6JQCT-RRG6P</text:p>
          </table:table-cell>
          <table:table-cell table:style-name="ce10" office:value-type="string" calcext:value-type="string">
            <text:p>10 PRO</text:p>
          </table:table-cell>
          <table:table-cell/>
          <table:table-cell table:style-name="ce16" office:value-type="float" office:value="9826711" calcext:value-type="float">
            <text:p>9826711</text:p>
          </table:table-cell>
          <table:table-cell table:style-name="ce21"/>
          <table:table-cell table:number-columns-repeated="2"/>
          <table:table-cell office:value-type="string" calcext:value-type="string">
            <text:p>INFNB-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RWWH-N3RBT-TJ6WT-F9JG7-CYT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530658" calcext:value-type="float">
            <text:p>153065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N22QF-PHDX3-GQ3JD-H7BFQ-9D9BT</text:p>
          </table:table-cell>
          <table:table-cell table:style-name="ce10" office:value-type="string" calcext:value-type="string">
            <text:p>COM-01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56000" calcext:value-type="float">
            <text:p>135600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W9WB-CN9GK-TFVPB-M2B3H-94R9C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608108" calcext:value-type="float">
            <text:p>360810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21 H&amp;B</text:p>
          </table:table-cell>
          <table:table-cell table:style-name="ce7" office:value-type="string" calcext:value-type="string">
            <text:p>C73H3-HJXQG-R626Y-VVW4F-QD2VZ</text:p>
          </table:table-cell>
          <table:table-cell office:value-type="string" calcext:value-type="string">
            <text:p>CONNB-0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47996" calcext:value-type="float">
            <text:p>154799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F9PH-HDMXP-MR8DW-QB673-T6PK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518082" calcext:value-type="float">
            <text:p>151808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72Y2N-X9GQ9-WFF6Y-D8BBC-CKDV6</text:p>
          </table:table-cell>
          <table:table-cell table:style-name="ce10" office:value-type="string" calcext:value-type="string">
            <text:p>MAN-00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20798" calcext:value-type="float">
            <text:p>132079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8NH2-JVJPQ-GM7HR-9XG49-C7JX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517052" calcext:value-type="float">
            <text:p>1517052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PHVGG-RCXR4-3P33W-WC6FR-4VPPZ</text:p>
          </table:table-cell>
          <table:table-cell table:style-name="ce10" office:value-type="string" calcext:value-type="string">
            <text:p>CDE-01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73478" calcext:value-type="float">
            <text:p>177347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PDCR-7D2R3-GHKK8-TQY24-Q9MQ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489093" calcext:value-type="float">
            <text:p>1489093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TQ3GF-22YRK-X64MF-PQF29-PMVFV</text:p>
          </table:table-cell>
          <table:table-cell table:style-name="ce10" office:value-type="string" calcext:value-type="string">
            <text:p>CATMEA-001</text:p>
          </table:table-cell>
          <table:table-cell table:style-name="ce7"/>
          <table:table-cell office:value-type="float" office:value="593803" calcext:value-type="float">
            <text:p>59380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DCN33-9GKFW-X73CC-4T4WC-76D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459640" calcext:value-type="float">
            <text:p>1459640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table:style-name="ce10" office:value-type="string" calcext:value-type="string">
            <text:p>CON-015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VYK43-TXNYQ-C9WVK-PQQXG-XQBQ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459639" calcext:value-type="float">
            <text:p>1459639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INF-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D4YQ7-GDNGB-69WHT-GGD67-MBH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437539" calcext:value-type="float">
            <text:p>1437539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LOG-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VG7N-GVFCF-88JPB-QCGFY-XBT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426694" calcext:value-type="float">
            <text:p>1426694</text:p>
          </table:table-cell>
          <table:table-cell table:style-name="ce21"/>
          <table:table-cell table:number-columns-repeated="2"/>
          <table:table-cell office:value-type="string" calcext:value-type="string">
            <text:p>FIN-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2TH2-N7H8Q-223B3-VVKMM-B4G6Y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94952" calcext:value-type="float">
            <text:p>1394952</text:p>
          </table:table-cell>
          <table:table-cell table:style-name="ce21"/>
          <table:table-cell table:number-columns-repeated="2"/>
          <table:table-cell office:value-type="string" calcext:value-type="string">
            <text:p>CDE-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FH3B-BNP9W-2T9CG-7YQGM-VQWX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93047" calcext:value-type="float">
            <text:p>1393047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NQXWF-R2P8Q-6PVQW-WJ9W6-RRJFG</text:p>
          </table:table-cell>
          <table:table-cell office:value-type="string" calcext:value-type="string">
            <text:p>CDE-00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70177" calcext:value-type="float">
            <text:p>137017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7BKG-Y6WT8-WDPHF-G74RX-GJF9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88493" calcext:value-type="float">
            <text:p>1388493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3GHRQ-4P4K3-GGV7R-K9GT9-H64GZ </text:p>
          </table:table-cell>
          <table:table-cell office:value-type="string" calcext:value-type="string">
            <text:p>STINB-00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765655" calcext:value-type="float">
            <text:p>176565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JNRD-47QGH-Q3THY-9Y9DD-9D73B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83871" calcext:value-type="float">
            <text:p>1383871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WBMBN-XYP8B-WTV9C-XDJT6-BP3V6 </text:p>
          </table:table-cell>
          <table:table-cell office:value-type="string" calcext:value-type="string">
            <text:p>CDE-0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65044" calcext:value-type="float">
            <text:p>136504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GQTN3-TMTBJ-2J83C-44HP9-FRH79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383868" calcext:value-type="float">
            <text:p>138386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2QNFT-GFRQH-BJGTP-TMDCY-YWM23</text:p>
          </table:table-cell>
          <table:table-cell office:value-type="string" calcext:value-type="string">
            <text:p>FIN-03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70970" calcext:value-type="float">
            <text:p>7097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GVB2R-T9NGQ-CR9V7-96P99-WTYP6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369340" calcext:value-type="float">
            <text:p>1369340</text:p>
          </table:table-cell>
          <table:table-cell table:style-name="ce21"/>
          <table:table-cell table:number-columns-repeated="2"/>
          <table:table-cell office:value-type="string" calcext:value-type="string">
            <text:p>FIN-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4WBBN-63BTW-Y7TYT-7QF33-H22K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369343" calcext:value-type="float">
            <text:p>1369343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INF-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7D2TH-BN7B3-V899B-R7F2M-FGD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364676" calcext:value-type="float">
            <text:p>1364676</text:p>
          </table:table-cell>
          <table:table-cell table:style-name="ce21"/>
          <table:table-cell table:number-columns-repeated="2"/>
          <table:table-cell office:value-type="string" calcext:value-type="string">
            <text:p>FIN-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N2P9-K4C69-P36GC-3643W-VH6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364694" calcext:value-type="float">
            <text:p>136469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07 STAN</text:p>
          </table:table-cell>
          <table:table-cell table:style-name="ce7" office:value-type="string" calcext:value-type="string">
            <text:p>F4X9V-XC639-4X82R-2PQ6J-6YV4J</text:p>
          </table:table-cell>
          <table:table-cell office:value-type="string" calcext:value-type="string">
            <text:p>FIN-03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9878" calcext:value-type="float">
            <text:p>1987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BB4R-KNX4M-XPVQY-MFCQG-P7JX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365098" calcext:value-type="float">
            <text:p>1365098</text:p>
          </table:table-cell>
          <table:table-cell table:style-name="ce21"/>
          <table:table-cell table:number-columns-repeated="2"/>
          <table:table-cell office:value-type="string" calcext:value-type="string">
            <text:p>VDC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9NWM-4GY7Y-TQMKX-CG2X3-MDWXM</text:p>
          </table:table-cell>
          <table:table-cell table:style-name="ce10" office:value-type="string" calcext:value-type="string">
            <text:p>10 PRO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356218" calcext:value-type="float">
            <text:p>135621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M49CP-JD2XD-DTGMW-TDGHF-RXYPZ</text:p>
          </table:table-cell>
          <table:table-cell table:style-name="ce10" office:value-type="string" calcext:value-type="string">
            <text:p>CDE-01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112141" calcext:value-type="float">
            <text:p>111214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DCTC-WTNGC-Q9V7Y-F2KCJ-VH66P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31417" calcext:value-type="float">
            <text:p>1331417</text:p>
          </table:table-cell>
          <table:table-cell table:style-name="ce21"/>
          <table:table-cell table:number-columns-repeated="2"/>
          <table:table-cell office:value-type="string" calcext:value-type="string">
            <text:p>FIN-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JXH2-NGKGM-QCG4R-CVRGW-29XTY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31418" calcext:value-type="float">
            <text:p>1331418</text:p>
          </table:table-cell>
          <table:table-cell table:style-name="ce21"/>
          <table:table-cell table:number-columns-repeated="2"/>
          <table:table-cell office:value-type="string" calcext:value-type="string">
            <text:p>MEA-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629N-F3HM8-BTYYC-YH8CP-Q3WX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21009" calcext:value-type="float">
            <text:p>1321009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2WT2R-D4FWC-2YGRC-CYWDR-6K2HZ</text:p>
          </table:table-cell>
          <table:table-cell office:value-type="string" calcext:value-type="string">
            <text:p>CDE-01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673299" calcext:value-type="float">
            <text:p>167329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CRHB-6NW8G-JX32H-DP4J3-M7V3B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21007" calcext:value-type="float">
            <text:p>1321007</text:p>
          </table:table-cell>
          <table:table-cell table:style-name="ce21"/>
          <table:table-cell table:number-columns-repeated="2"/>
          <table:table-cell office:value-type="string" calcext:value-type="string">
            <text:p>INF-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CDRN-J88TH-P7QGF-7WD8B-6VJX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301482" calcext:value-type="float">
            <text:p>130148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PNMHT-2J27W-MWYW8-QJ48T-CG2YT</text:p>
          </table:table-cell>
          <table:table-cell office:value-type="string" calcext:value-type="string">
            <text:p>VDC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01199" calcext:value-type="float">
            <text:p>100119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GNXQ-222Q4-HVK4R-Y3XKY-MY49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87416" calcext:value-type="float">
            <text:p>1287416</text:p>
          </table:table-cell>
          <table:table-cell table:style-name="ce21"/>
          <table:table-cell table:number-columns-repeated="2"/>
          <table:table-cell office:value-type="string" calcext:value-type="string">
            <text:p>FIN-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8TY4P-NHWDB-TJ7VF-92VRF-Q9MQB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88528" calcext:value-type="float">
            <text:p>1288528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REHNB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9JNFC-6HP2X-QXBBT-QJBJC-TMT6Y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77493" calcext:value-type="float">
            <text:p>1277493</text:p>
          </table:table-cell>
          <table:table-cell table:style-name="ce21"/>
          <table:table-cell table:number-columns-repeated="2"/>
          <table:table-cell office:value-type="string" calcext:value-type="string">
            <text:p>CDE-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NKYB-334GV-DYRBD-Q6W8W-J8F9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77490" calcext:value-type="float">
            <text:p>1277490</text:p>
          </table:table-cell>
          <table:table-cell table:style-name="ce21"/>
          <table:table-cell table:number-columns-repeated="2"/>
          <table:table-cell office:value-type="string" calcext:value-type="string">
            <text:p>COM-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JNBC-BV9YD-YQWXQ-QRPD7-4C2K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77491" calcext:value-type="float">
            <text:p>127749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NBWW6-YFMCH-BFJ8W-3MTQJ-D9JC3</text:p>
          </table:table-cell>
          <table:table-cell office:value-type="string" calcext:value-type="string">
            <text:p>INF-00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73904" calcext:value-type="float">
            <text:p>7390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PJKW-BJNWF-JPR2P-6XRD8-6MT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272398" calcext:value-type="float">
            <text:p>1272398</text:p>
          </table:table-cell>
          <table:table-cell table:style-name="ce21"/>
          <table:table-cell table:number-columns-repeated="2"/>
          <table:table-cell office:value-type="string" calcext:value-type="string">
            <text:p>FIN-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4HN22-8GR4B-RXW8B-YCTGV-YY49M</text:p>
          </table:table-cell>
          <table:table-cell table:style-name="ce10" office:value-type="string" calcext:value-type="string">
            <text:p>10 PRO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261689" calcext:value-type="float">
            <text:p>1261689</text:p>
          </table:table-cell>
          <table:table-cell table:style-name="ce21"/>
          <table:table-cell table:number-columns-repeated="2"/>
          <table:table-cell table:style-name="ce10" office:value-type="string" calcext:value-type="string">
            <text:p>COM-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HFVN-DY4XX-7J6DX-P9JGQ-YBH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261687" calcext:value-type="float">
            <text:p>1261687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9 H&amp;B</text:p>
          </table:table-cell>
          <table:table-cell table:style-name="ce7" office:value-type="string" calcext:value-type="string">
            <text:p>XCNX9-YY3XC-FR389-4XJ2B-3GQV6</text:p>
          </table:table-cell>
          <table:table-cell table:style-name="ce10" office:value-type="string" calcext:value-type="string">
            <text:p>CON-01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988460" calcext:value-type="float">
            <text:p>98846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HFXN-BYVJ8-3F2XH-PR3W4-F6YQB</text:p>
          </table:table-cell>
          <table:table-cell table:style-name="ce10" office:value-type="string" calcext:value-type="string">
            <text:p>10 PRO</text:p>
          </table:table-cell>
          <table:table-cell table:style-name="ce10"/>
          <table:table-cell table:style-name="ce17" office:value-type="float" office:value="1261621" calcext:value-type="float">
            <text:p>126162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B2RC3-NBP7Q-D3PCC-HKWCW-2GWC3</text:p>
          </table:table-cell>
          <table:table-cell table:style-name="ce10" office:value-type="string" calcext:value-type="string">
            <text:p>CON-01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2322" calcext:value-type="float">
            <text:p>6232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HFXN-BYVJ8-3F2XH-PR3W4-F6YQB</text:p>
          </table:table-cell>
          <table:table-cell table:style-name="ce10" office:value-type="string" calcext:value-type="string">
            <text:p>10 PRO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261621" calcext:value-type="float">
            <text:p>1261621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3273Q-6NYYD-RGYCQ-D2X37-4C3V6</text:p>
          </table:table-cell>
          <table:table-cell table:style-name="ce10" office:value-type="string" calcext:value-type="string">
            <text:p>CON-01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36762" calcext:value-type="float">
            <text:p>103676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4HN22-8GR4B-RXW8B-YCTGV-YY49M</text:p>
          </table:table-cell>
          <table:table-cell table:style-name="ce10" office:value-type="string" calcext:value-type="string">
            <text:p>10 PRO</text:p>
          </table:table-cell>
          <table:table-cell table:style-name="ce10"/>
          <table:table-cell table:style-name="ce17" office:value-type="float" office:value="1261689" calcext:value-type="float">
            <text:p>1261689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21 H&amp;B</text:p>
          </table:table-cell>
          <table:table-cell table:style-name="ce7" office:value-type="string" calcext:value-type="string">
            <text:p>XDC6G-KDJK3-6WGJ3-TVHW2-V9PXZ </text:p>
          </table:table-cell>
          <table:table-cell office:value-type="string" calcext:value-type="string">
            <text:p>CDE-00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93003" calcext:value-type="float">
            <text:p>159300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2H4Q-NH87T-BDYJQ-JDW8V-7QWXM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59207" calcext:value-type="float">
            <text:p>1259207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V7QKF-2FNF3-GP22F-DJTYG-239BT</text:p>
          </table:table-cell>
          <table:table-cell office:value-type="string" calcext:value-type="string">
            <text:p>COM-02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86983" calcext:value-type="float">
            <text:p>108698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BPXHK-HPNBM-B78Y2-R7JXX-Y7V3B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58373" calcext:value-type="float">
            <text:p>1258373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YPWX8-2HF4T-CTTMV-TT684-PVTXG</text:p>
          </table:table-cell>
          <table:table-cell office:value-type="string" calcext:value-type="string">
            <text:p>COM-022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0824" calcext:value-type="float">
            <text:p>1082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HHH3-93G4D-PPQDY-Y38CT-2373B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42845" calcext:value-type="float">
            <text:p>1242845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HNT6M-GVM7W-M2D7J-QD4PK-66J9D</text:p>
          </table:table-cell>
          <table:table-cell office:value-type="string" calcext:value-type="string">
            <text:p>RIO-003</text:p>
          </table:table-cell>
          <table:table-cell table:style-name="ce7"/>
          <table:table-cell office:value-type="float" office:value="79315" calcext:value-type="float">
            <text:p>7931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BJDF-PD6GB-F8FJR-T4GGG-683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242848" calcext:value-type="float">
            <text:p>124284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DE-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NW4Q-JGF7Y-YY73P-2CV7D-C3722 <text:s/>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41902" calcext:value-type="float">
            <text:p>1241902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W2XF-FCN3J-V8YPR-GWR4T-4M49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242842" calcext:value-type="float">
            <text:p>1242842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4WFND-GDPTM-B3YQV-BF8PM-BBFP3</text:p>
          </table:table-cell>
          <table:table-cell table:style-name="ce10" office:value-type="string" calcext:value-type="string">
            <text:p>LOG-01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0863" calcext:value-type="float">
            <text:p>5086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77Q9-247KV-F29PB-W28PF-369TY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242836" calcext:value-type="float">
            <text:p>124283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M4DCT-39PT3-6GMRJ-2DPCX-MCV7Z</text:p>
          </table:table-cell>
          <table:table-cell office:value-type="string" calcext:value-type="string">
            <text:p>MEA-02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988463" calcext:value-type="float">
            <text:p>98846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QDVW-NKP79-7KCR8-V6GFB-YWRD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242843" calcext:value-type="float">
            <text:p>1242843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REH-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9PWPN-4YP8B-FV9KJ-4X4JV-DRR9G</text:p>
          </table:table-cell>
          <table:table-cell table:style-name="ce10" office:value-type="string" calcext:value-type="string">
            <text:p>10 PRO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1240635" calcext:value-type="float">
            <text:p>1240635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DC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MF43-PYGTB-B6T98-7RHB9-G6GT6</text:p>
          </table:table-cell>
          <table:table-cell table:style-name="ce10" office:value-type="string" calcext:value-type="string">
            <text:p>10 PRO</text:p>
          </table:table-cell>
          <table:table-cell table:style-name="ce10"/>
          <table:table-cell table:style-name="ce17" office:value-type="float" office:value="1240635" calcext:value-type="float">
            <text:p>1240635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MAN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H4DN-R4PKP-38XFP-QR2PF-FC2K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57698" calcext:value-type="float">
            <text:p>1157698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table:style-name="ce10" office:value-type="string" calcext:value-type="string">
            <text:p>LOG-011</text:p>
          </table:table-cell>
          <table:table-cell table:style-name="ce9"/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XRBB-H9QYR-BW342-WYXYB-39MQ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44863" calcext:value-type="float">
            <text:p>1144863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COM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4D68N-44V2X-BV96H-TJ74T-8TYQ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44862" calcext:value-type="float">
            <text:p>1144862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GV4VK-M4X8C-Y87B8-JMM38-VJT3C</text:p>
          </table:table-cell>
          <table:table-cell office:value-type="string" calcext:value-type="string">
            <text:p>FIN-03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641" calcext:value-type="float">
            <text:p>1264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NJMG-M3X9G-T67BM-RPMKJ-MTD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44864" calcext:value-type="float">
            <text:p>1144864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LOG-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7NQCF-97BHH-VK8XR-42QGX-JXCK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44866" calcext:value-type="float">
            <text:p>1144866</text:p>
          </table:table-cell>
          <table:table-cell table:style-name="ce2" office:value-type="string" calcext:value-type="string">
            <text:p>OFFICE</text:p>
          </table:table-cell>
          <table:table-cell table:style-name="ce67" office:value-type="string" calcext:value-type="string">
            <text:p>2010 H&amp;B</text:p>
          </table:table-cell>
          <table:table-cell table:style-name="ce67" office:value-type="string" calcext:value-type="string">
            <text:p>MBC2C-DDWD4-64R2Q-8RJ7M-M6BKK </text:p>
          </table:table-cell>
          <table:table-cell table:style-name="ce67" office:value-type="string" calcext:value-type="string">
            <text:p>MEA-026</text:p>
          </table:table-cell>
          <table:table-cell table:style-name="ce67"/>
          <table:table-cell table:style-name="ce78" office:value-type="float" office:value="10997" calcext:value-type="float">
            <text:p>1099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RYNW-VFGDB-VVVK2-7R72W-Q69T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44587" calcext:value-type="float">
            <text:p>1144587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DNPB2-BMGX6-KFBQT-TBPPF-TVGKD</text:p>
          </table:table-cell>
          <table:table-cell table:style-name="ce10" office:value-type="string" calcext:value-type="string">
            <text:p>REH-013</text:p>
          </table:table-cell>
          <table:table-cell table:style-name="ce7"/>
          <table:table-cell office:value-type="float" office:value="83799" calcext:value-type="float">
            <text:p>8379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7PKV-JN2J8-XRCRH-FFRX9-2YT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44865" calcext:value-type="float">
            <text:p>1144865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table:style-name="ce10" office:value-type="string" calcext:value-type="string">
            <text:p>REH-018 </text:p>
          </table:table-cell>
          <table:table-cell table:style-name="ce9"/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QVPJ-9M32K-CYJKD-VY2JT-QYH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28902" calcext:value-type="float">
            <text:p>112890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21 H&amp;B</text:p>
          </table:table-cell>
          <table:table-cell table:style-name="ce7" office:value-type="string" calcext:value-type="string">
            <text:p>M7TDK-TGM67-26762-7JMXJ-G499Z </text:p>
          </table:table-cell>
          <table:table-cell table:style-name="ce10" office:value-type="string" calcext:value-type="string">
            <text:p>SGC-02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6900" calcext:value-type="float">
            <text:p>151690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7W76-N8X22-H7KMR-MMJTR-WFG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17883" calcext:value-type="float">
            <text:p>1117883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BW7BW-GMYH7-MMFDK-KRW2X-TMP7R</text:p>
          </table:table-cell>
          <table:table-cell table:style-name="ce10" office:value-type="string" calcext:value-type="string">
            <text:p>COM-012</text:p>
          </table:table-cell>
          <table:table-cell table:style-name="ce7"/>
          <table:table-cell office:value-type="float" office:value="617713" calcext:value-type="float">
            <text:p>61771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BDH9-84NYM-QCXDW-FRHGK-TF4D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18050" calcext:value-type="float">
            <text:p>1118050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9GWYX-9JX9Y-6GDHY-7VKY2-292HZ</text:p>
          </table:table-cell>
          <table:table-cell table:style-name="ce10" office:value-type="string" calcext:value-type="string">
            <text:p>STI-00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077548" calcext:value-type="float">
            <text:p>107754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VN8G-H2VQW-6YHDW-8GTMX-FRG6P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18051" calcext:value-type="float">
            <text:p>1118051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FBCV9-NRCMQ-MKHFY-B3HX7-R9DV6</text:p>
          </table:table-cell>
          <table:table-cell table:style-name="ce10" office:value-type="string" calcext:value-type="string">
            <text:p>STI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38139" calcext:value-type="float">
            <text:p>103813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N3XF-PCVPT-Y9989-BJDDV-M4G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116067" calcext:value-type="float">
            <text:p>1116067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COM-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8YY6R-HN2QW-V2BT7-K7GMG-MKMQ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77379" calcext:value-type="float">
            <text:p>1077379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2YT76-2K2Y3-C9YJH-6X29Y-W9KQZ</text:p>
          </table:table-cell>
          <table:table-cell office:value-type="string" calcext:value-type="string">
            <text:p>CDE-01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670942" calcext:value-type="float">
            <text:p>167094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WTXK-XNQGT-KYYVJ-R6P79-P37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77377" calcext:value-type="float">
            <text:p>1077377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RTG6-N7X4M-QVCP2-C6CYW-MTD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58168" calcext:value-type="float">
            <text:p>105816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CQNYX-VMG9C-23BWB-6HDWB-WHXBT</text:p>
          </table:table-cell>
          <table:table-cell table:style-name="ce10" office:value-type="string" calcext:value-type="string">
            <text:p>CON-00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31631" calcext:value-type="float">
            <text:p>133163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BWNY-DHV69-B8CMH-7F9GF-YTD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58166" calcext:value-type="float">
            <text:p>105816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RHFFK-72476-WG3KP-KMVY3-V3H3Z</text:p>
          </table:table-cell>
          <table:table-cell table:style-name="ce10" office:value-type="string" calcext:value-type="string">
            <text:p>THE-00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01201" calcext:value-type="float">
            <text:p>100120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VXTX-6PFHV-43CJ6-RVX7M-PR4D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58169" calcext:value-type="float">
            <text:p>1058169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THE-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4B4P-3DNK3-K6WB4-H946H-JQKT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52021" calcext:value-type="float">
            <text:p>105202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DCBP-NM7HD-HH33D-HYGKT-FVV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7801" calcext:value-type="float">
            <text:p>103780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7KPVY-KNK4T-QHJRP-KYVGQ-FM49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7805" calcext:value-type="float">
            <text:p>1037805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3RJPF-TW2FF-2G37Q-MF74J-JPCXZ</text:p>
          </table:table-cell>
          <table:table-cell office:value-type="string" calcext:value-type="string">
            <text:p>LOG-01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84881" calcext:value-type="float">
            <text:p>108488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T6NY-YKGG7-KY8F6-2W9MK-XKXT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7803" calcext:value-type="float">
            <text:p>1037803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07 STAN</text:p>
          </table:table-cell>
          <table:table-cell table:style-name="ce7" office:value-type="string" calcext:value-type="string">
            <text:p>DQ973-4VD8P-W6CFC-BKFYP-YWMRJ</text:p>
          </table:table-cell>
          <table:table-cell table:style-name="ce10" office:value-type="string" calcext:value-type="string">
            <text:p>REH-01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9084" calcext:value-type="float">
            <text:p>1908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PCYD-FDNDW-B4CYP-2CMK3-C37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7804" calcext:value-type="float">
            <text:p>1037804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REH-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4MPQ-NJ9G4-YG326-XQ9CH-7QWX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3209" calcext:value-type="float">
            <text:p>1033209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THE-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R2RR-XNHQK-289C6-Q738J-TQ73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1988" calcext:value-type="float">
            <text:p>1031988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table:style-name="ce10" office:value-type="string" calcext:value-type="string">
            <text:p>REH-017</text:p>
          </table:table-cell>
          <table:table-cell table:style-name="ce9"/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TNP9-WPH82-TJ3BG-XB4B2-JB49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1989" calcext:value-type="float">
            <text:p>1031989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SGC-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4CBN-7FGV6-4D2T9-DTCP4-WFG6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1991" calcext:value-type="float">
            <text:p>1031991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SGC-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CRM6-N442R-WGHP4-Q83HR-4X8X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031987" calcext:value-type="float">
            <text:p>1031987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WVD6M-BTN79-3GD96-2GQQ8-6MWFG </text:p>
          </table:table-cell>
          <table:table-cell table:style-name="ce27" office:value-type="string" calcext:value-type="string">
            <text:p>VDC-00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140023" calcext:value-type="float">
            <text:p>114002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27YP-3RH7T-V376T-C4T7Y-QJ3GY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011798" calcext:value-type="float">
            <text:p>101179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9 H&amp;B</text:p>
          </table:table-cell>
          <table:table-cell table:style-name="ce7" office:value-type="string" calcext:value-type="string">
            <text:p>9Q9B4-NDYWD-TBY4F-F3D2J-QDCYT</text:p>
          </table:table-cell>
          <table:table-cell office:value-type="string" calcext:value-type="string">
            <text:p>LOGNB-00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001209" calcext:value-type="float">
            <text:p>100120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VK7JG-NPHTM-C97JM-9MPGT-3V66T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8004" calcext:value-type="float">
            <text:p>1008004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XQR9N-473YG-WCRPG-2GW79-4JTMT</text:p>
          </table:table-cell>
          <table:table-cell table:style-name="ce10" office:value-type="string" calcext:value-type="string">
            <text:p>CDE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82413" calcext:value-type="float">
            <text:p>138241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MKRM-CDX8C-7XKWC-TPYTF-BY49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997234" calcext:value-type="float">
            <text:p>99723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9 H&amp;B</text:p>
          </table:table-cell>
          <table:table-cell table:style-name="ce7" office:value-type="string" calcext:value-type="string">
            <text:p>CNQGC-WBMRH-P4274-RHPK6-QYKBT</text:p>
          </table:table-cell>
          <table:table-cell table:style-name="ce10" office:value-type="string" calcext:value-type="string">
            <text:p>SGC-02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036759" calcext:value-type="float">
            <text:p>103675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BHTC-KDN9B-2V6DR-HXVCX-M98V2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367" calcext:value-type="float">
            <text:p>109367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3RNQM-CPWY7-TVXM8-BGFG2-3YKBT</text:p>
          </table:table-cell>
          <table:table-cell office:value-type="string" calcext:value-type="string">
            <text:p>COMNB-01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38141" calcext:value-type="float">
            <text:p>103814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8NGV8-9P9J3-748PP-VQ8PQ-XHJX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985247" calcext:value-type="float">
            <text:p>985247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SGC-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VNR2K-RRW7R-H39H7-PQB83-XHJXM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979332" calcext:value-type="float">
            <text:p>979332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9HFR-NX7FC-P8GX4-7B4M2-PGYQB</text:p>
          </table:table-cell>
          <table:table-cell table:style-name="ce10" office:value-type="string" calcext:value-type="string">
            <text:p>10 PRO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979331" calcext:value-type="float">
            <text:p>97933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M8PF-MJN2B-9DR4K-7J849-MG9TY</text:p>
          </table:table-cell>
          <table:table-cell table:style-name="ce10" office:value-type="string" calcext:value-type="string">
            <text:p>10 PRO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954711" calcext:value-type="float">
            <text:p>9547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THE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M8PF-MJN2B-9DR4K-7J849-MG9TY</text:p>
          </table:table-cell>
          <table:table-cell table:style-name="ce10" office:value-type="string" calcext:value-type="string">
            <text:p>10 PRO</text:p>
          </table:table-cell>
          <table:table-cell table:style-name="ce10"/>
          <table:table-cell table:style-name="ce18" office:value-type="float" office:value="954711" calcext:value-type="float">
            <text:p>954711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RES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VN8G-H2VQW-6YHDW-8GTMX-FRG6P 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3736" calcext:value-type="float">
            <text:p>13373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39GTC-TPQG9-VTHRR-W7HGX-WK6KZ</text:p>
          </table:table-cell>
          <table:table-cell office:value-type="string" calcext:value-type="string">
            <text:p>SGCNB-00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77556" calcext:value-type="float">
            <text:p>107755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FMFY-NJ2B8-97TYV-2FV4K-BKMP2</text:p>
          </table:table-cell>
          <table:table-cell table:style-name="ce10" office:value-type="string" calcext:value-type="string">
            <text:p>10 PRO</text:p>
          </table:table-cell>
          <table:table-cell table:style-name="ce10"/>
          <table:table-cell table:style-name="ce18" office:value-type="float" office:value="946242" calcext:value-type="float">
            <text:p>94624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VMBF6-NW7KG-XMFHT-783D6-MKPYT</text:p>
          </table:table-cell>
          <table:table-cell table:style-name="ce10" office:value-type="string" calcext:value-type="string">
            <text:p>DIRNB-00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38138" calcext:value-type="float">
            <text:p>103813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7H3R-NH8RM-4QWGF-9K2H4-2KCKM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946242" calcext:value-type="float">
            <text:p>946242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7H3R-NH8RM-4QWGF-9K2H4-2KCKM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946242" calcext:value-type="float">
            <text:p>94624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87K9X-N8CDM-CXRMF-QYT3Y-BBKBT </text:p>
          </table:table-cell>
          <table:table-cell office:value-type="string" calcext:value-type="string">
            <text:p>SGC-02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90475" calcext:value-type="float">
            <text:p>129047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7H3R-NH8RM-4QWGF-9K2H4-2KCKM</text:p>
          </table:table-cell>
          <table:table-cell table:style-name="ce10" office:value-type="string" calcext:value-type="string">
            <text:p>10 PRO</text:p>
          </table:table-cell>
          <table:table-cell table:style-name="ce10"/>
          <table:table-cell table:style-name="ce18" office:value-type="float" office:value="946242" calcext:value-type="float">
            <text:p>946242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STI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8Q7N-MB7D6-4FX8Y-4MKMP-27JXG </text:p>
          </table:table-cell>
          <table:table-cell office:value-type="string" calcext:value-type="string">
            <text:p>10 PRO</text:p>
          </table:table-cell>
          <table:table-cell/>
          <table:table-cell table:style-name="ce16" office:value-type="float" office:value="161017" calcext:value-type="float">
            <text:p>161017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GRD6-DNX8B-2DCH9-YB86X-YDWXG </text:p>
          </table:table-cell>
          <table:table-cell office:value-type="string" calcext:value-type="string">
            <text:p>10 PRO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61017" calcext:value-type="float">
            <text:p>161017</text:p>
          </table:table-cell>
          <table:table-cell table:style-name="ce22"/>
          <table:table-cell table:style-name="Default" table:number-columns-repeated="2"/>
          <table:table-cell office:value-type="string" calcext:value-type="string">
            <text:p>CDE-0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BB6M-NJBKR-KTKQY-VT22F-PPQGT 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71991" calcext:value-type="float">
            <text:p>71991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DCGYP-YMPP6-7X9DH-CY9FH-Q74GZ</text:p>
          </table:table-cell>
          <table:table-cell office:value-type="string" calcext:value-type="string">
            <text:p>FIN-02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988462" calcext:value-type="float">
            <text:p>98846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GBDKJ-NWDFQ-7Y2WX-74WPT-2384K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71647" calcext:value-type="float">
            <text:p>71647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4NCR-YFVTG-KV74J-T2TX6-KTPKC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78401" calcext:value-type="float">
            <text:p>7840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DIRNB-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DJCX-8PNP8-9HM7C-VD69C-DDBP2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91912" calcext:value-type="float">
            <text:p>91912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JUR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92TYV-N4BVC-Q7CXY-8T866-J2QGP <text:s/>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1278" calcext:value-type="float">
            <text:p>7127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21 H&amp;B</text:p>
          </table:table-cell>
          <table:table-cell table:style-name="ce7" office:value-type="string" calcext:value-type="string">
            <text:p>6FDK3-QRW9T-FQFFP-VKC2K-WWRJZ </text:p>
          </table:table-cell>
          <table:table-cell office:value-type="string" calcext:value-type="string">
            <text:p>MAN-00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59987" calcext:value-type="float">
            <text:p>185998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86KN-8Q88H-GHQTB-XVRCH-7QWXF <text:s/>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71278" calcext:value-type="float">
            <text:p>7127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MAN-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V4GH-MRN7B-KVFGP-JWKT2-3YH26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1160" calcext:value-type="float">
            <text:p>71160</text:p>
          </table:table-cell>
          <table:table-cell table:style-name="ce60" office:value-type="string" calcext:value-type="string">
            <text:p>OFFICE</text:p>
          </table:table-cell>
          <table:table-cell table:style-name="ce60" office:value-type="string" calcext:value-type="string">
            <text:p>2013 H&amp;B</text:p>
          </table:table-cell>
          <table:table-cell table:style-name="ce60" office:value-type="string" calcext:value-type="string">
            <text:p>KBKQT-2NMXY-JJWGP-M62JB-92CD4 </text:p>
          </table:table-cell>
          <table:table-cell table:style-name="ce60" office:value-type="string" calcext:value-type="string">
            <text:p>Este office e de outra versão, impossivel de usar.</text:p>
          </table:table-cell>
          <table:table-cell table:style-name="ce60"/>
          <table:table-cell table:style-name="ce77" office:value-type="float" office:value="81904" calcext:value-type="float">
            <text:p>8190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JMGNM-VTCK8-VTP9W-CYHBD-TCRBY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71160" calcext:value-type="float">
            <text:p>71160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SGC-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YMTR2-QNM4Y-TR36Y-T6W7Q-M7W4K 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64049" calcext:value-type="float">
            <text:p>864049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4HPVW-X8X3M-6YFRT-J9K9F-XY4PK</text:p>
          </table:table-cell>
          <table:table-cell office:value-type="string" calcext:value-type="string">
            <text:p>MANNB-00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1559" calcext:value-type="float">
            <text:p>1155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269N-WFGWX-YVC9B-4J6C9-T83GX <text:s/>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70889" calcext:value-type="float">
            <text:p>70889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DE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CN2H-PTGWF-MGX67-VW6R2-4RG6T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0889" calcext:value-type="float">
            <text:p>70889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SGC-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NHRY-D9K32-BDP44-2F94T-4M49G <text:s/>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70311" calcext:value-type="float">
            <text:p>703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8H8T-JDTFJ-72QHB-8JJJF-3DBW2 <text:s/>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70311" calcext:value-type="float">
            <text:p>703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XXBF-2VNT2-X497Q-JYWC3-YBH26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70311" calcext:value-type="float">
            <text:p>703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BN9HT-7PJTB-CXH2G-DDTRT-BP2KC <text:s/>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70311" calcext:value-type="float">
            <text:p>703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RIO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GWP3N-HCKMH-DXHWC-29FVM-PR4J2 <text:s/>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70134" calcext:value-type="float">
            <text:p>70134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287R-3NJKX-C34XQ-M2CP6-XQBP2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14407" calcext:value-type="float">
            <text:p>814407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21 H&amp;B</text:p>
          </table:table-cell>
          <table:table-cell table:style-name="ce7" office:value-type="string" calcext:value-type="string">
            <text:p>VX6DQ-JQQFP-X6DDM-YFHDW-M76CZ </text:p>
          </table:table-cell>
          <table:table-cell office:value-type="string" calcext:value-type="string">
            <text:p>SGCNB-0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93004" calcext:value-type="float">
            <text:p>159300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WY2C-CNJTJ-Q8BD2-8K986-23726 <text:s/>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70042" calcext:value-type="float">
            <text:p>70042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GM7G4-B8NHM-99DB8-2K6P8-29XTT 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9776" calcext:value-type="float">
            <text:p>69776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-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JPKW-D9NKB-64XX2-GTWW3-3PFC2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7446" calcext:value-type="float">
            <text:p>167446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FNBKY-XCX8J-JX8GB-FCYKT-4M2XD</text:p>
          </table:table-cell>
          <table:table-cell office:value-type="string" calcext:value-type="string">
            <text:p>MANNB-002 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4762" calcext:value-type="float">
            <text:p>5476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7CPKN-YKBMX-RKP7C-FWJD4-4X7Q2</text:p>
          </table:table-cell>
          <table:table-cell office:value-type="string" calcext:value-type="string">
            <text:p>8.1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68734" calcext:value-type="float">
            <text:p>6873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K6BJ6-PNYYM-TQ337-J7VCB-DPB23</text:p>
          </table:table-cell>
          <table:table-cell office:value-type="string" calcext:value-type="string">
            <text:p>COM-005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59903" calcext:value-type="float">
            <text:p>5990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MMVG-D8K6W-XWVK9-8B26Q-JTXHP</text:p>
          </table:table-cell>
          <table:table-cell office:value-type="string" calcext:value-type="string">
            <text:p>8.1 PRO</text:p>
          </table:table-cell>
          <table:table-cell/>
          <table:table-cell table:style-name="ce18" office:value-type="float" office:value="68734" calcext:value-type="float">
            <text:p>68734</text:p>
          </table:table-cell>
          <table:table-cell table:style-name="ce22"/>
          <table:table-cell table:style-name="ce25"/>
          <table:table-cell table:number-columns-repeated="5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F7PT-F8NCT-2T9CP-HT92J-YP2TC  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8584" calcext:value-type="float">
            <text:p>6858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DBPG9-DGNWD-TTVMM-8T4HR-4X6KD</text:p>
          </table:table-cell>
          <table:table-cell office:value-type="string" calcext:value-type="string">
            <text:p>MEA-018</text:p>
          </table:table-cell>
          <table:table-cell table:style-name="ce7"/>
          <table:table-cell office:value-type="float" office:value="83799" calcext:value-type="float">
            <text:p>8379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N4RH-W4GYB-9RR8J-TPG7K-RM49C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8011" calcext:value-type="float">
            <text:p>1380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DE-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Y43Q-N8C6T-V99QF-9B749-RM6GC  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7861" calcext:value-type="float">
            <text:p>67861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office:value-type="string" calcext:value-type="string">
            <text:p>STI-002</text:p>
          </table:table-cell>
          <table:table-cell table:style-name="ce9"/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9MRN4-Q9H9Y-BTVRP-M348J-33W6C 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67466" calcext:value-type="float">
            <text:p>67466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ATMEA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TGHR-TVN9F-WHH6D-F4FX4-PPQGP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67466" calcext:value-type="float">
            <text:p>67466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4CNXB-D8T7K-F6P7R-PKJJ2-V8M23</text:p>
          </table:table-cell>
          <table:table-cell table:style-name="ce10" office:value-type="string" calcext:value-type="string">
            <text:p>REH-01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78481" calcext:value-type="float">
            <text:p>7848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NCT3-8HGPG-VY8H7-843W6-683GT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52186" calcext:value-type="float">
            <text:p>15218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QH9NW-CVBXY-XG4P2-WQCM3-49DV6</text:p>
          </table:table-cell>
          <table:table-cell office:value-type="string" calcext:value-type="string">
            <text:p>MEA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13311" calcext:value-type="float">
            <text:p>131331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TMVR-NMC78-FC4VM-Q3CPV-X766P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6264" calcext:value-type="float">
            <text:p>36264</text:p>
          </table:table-cell>
          <table:table-cell table:style-name="ce2" office:value-type="string" calcext:value-type="string">
            <text:p>OFFICE</text:p>
          </table:table-cell>
          <table:table-cell table:style-name="ce24" office:value-type="string" calcext:value-type="string">
            <text:p>OFFICE 365 BUSINES </text:p>
          </table:table-cell>
          <table:table-cell table:style-name="ce26" office:value-type="string" calcext:value-type="string">
            <text:p>EMAIL</text:p>
          </table:table-cell>
          <table:table-cell office:value-type="string" calcext:value-type="string">
            <text:p>INFNB-00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GK69X-DNMXP-YW32C-8MV4G-D3WXC  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24815" calcext:value-type="float">
            <text:p>124815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RF4NY-VXBF2-DJHPY-6B3PM-8FJFG</text:p>
          </table:table-cell>
          <table:table-cell office:value-type="string" calcext:value-type="string">
            <text:p>COMNB-01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38140" calcext:value-type="float">
            <text:p>103814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P6Y2-CNH4D-QWVFM-FWQG7-MBH22 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21614" calcext:value-type="float">
            <text:p>12161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MXHW9-B9H7V-B89BD-434WC-42BTP</text:p>
          </table:table-cell>
          <table:table-cell office:value-type="string" calcext:value-type="string">
            <text:p>COMNB-009</text:p>
          </table:table-cell>
          <table:table-cell table:style-name="ce7"/>
          <table:table-cell office:value-type="float" office:value="12511" calcext:value-type="float">
            <text:p>1251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QNV3-8YD9W-JVWDQ-VJB6P-W2QGP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20614" calcext:value-type="float">
            <text:p>120614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Y7HCY-F9TT9-FQC3Y-KPTFJ-KVWFZ</text:p>
          </table:table-cell>
          <table:table-cell office:value-type="string" calcext:value-type="string">
            <text:p>CDE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58297" calcext:value-type="float">
            <text:p>105829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FQQN-XR848-JBMBJ-Y2X96-QYH26 <text:s/>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4366" calcext:value-type="float">
            <text:p>64366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NV4F6-V3YG9-MCV7M-VRM9V-94VH6</text:p>
          </table:table-cell>
          <table:table-cell office:value-type="string" calcext:value-type="string">
            <text:p>CON-01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36760" calcext:value-type="float">
            <text:p>1036760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3WV3-4GNQC-X9YM8-XQYJW-BWTFK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4229" calcext:value-type="float">
            <text:p>64229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ON-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MWM4-DTTYJ-4CJ87-KX949-RM332 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3721" calcext:value-type="float">
            <text:p>6372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ON-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F6HC-QH89W-F8WYV-WWXV4-WFG6P  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3492" calcext:value-type="float">
            <text:p>63492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0 H&amp;B</text:p>
          </table:table-cell>
          <table:table-cell table:style-name="ce7" office:value-type="string" calcext:value-type="string">
            <text:p><text:s/>2W8Y7-2J48W-FWJX7-37V3R-X9TQF</text:p>
          </table:table-cell>
          <table:table-cell office:value-type="string" calcext:value-type="string">
            <text:p>FIN-00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1114" calcext:value-type="float">
            <text:p>1111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GJ7B-TQP7H-T4GWT-G42PR-KBRYC 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3494" calcext:value-type="float">
            <text:p>6349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YPM8Q-7KM74-KC679-VYG9X-WP2CH</text:p>
          </table:table-cell>
          <table:table-cell office:value-type="string" calcext:value-type="string">
            <text:p>FIN-01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TQ9G-NFYR2-YTF9V-JF6TP-RVV22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673157" calcext:value-type="float">
            <text:p>673157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PRO</text:p>
          </table:table-cell>
          <table:table-cell table:style-name="ce7" office:value-type="string" calcext:value-type="string">
            <text:p>H333D-YPCRK-X9J3R-GM46H-WRB9W</text:p>
          </table:table-cell>
          <table:table-cell office:value-type="string" calcext:value-type="string">
            <text:p>CONNB-001</text:p>
          </table:table-cell>
          <table:table-cell table:style-name="ce7"/>
          <table:table-cell office:value-type="float" office:value="8351" calcext:value-type="float">
            <text:p>835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7W2NM-3B8DQ-XQKF4-4Q9VC-J44C2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673157" calcext:value-type="float">
            <text:p>673157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NB-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MNDM-PPFMF-KQB6Y-RX9B3-VXKHP 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2912" calcext:value-type="float">
            <text:p>62912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1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WINDOWS</text:p>
          </table:table-cell>
          <table:table-cell office:value-type="string" calcext:value-type="string">
            <text:p>7CPKN-YKBMX-RKP7C-FWJD4-4X7Q2</text:p>
          </table:table-cell>
          <table:table-cell office:value-type="string" calcext:value-type="string">
            <text:p>8.1 PRO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098658" calcext:value-type="float">
            <text:p>109865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MDGY4-B9RDT-C7Q4T-PJ6VM-BP79H</text:p>
          </table:table-cell>
          <table:table-cell office:value-type="string" calcext:value-type="string">
            <text:p>FIN-038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593803" calcext:value-type="float">
            <text:p>59380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MBN49-HF7YB-X6XFW-KQF9V-2R4J2  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0 H&amp;B</text:p>
          </table:table-cell>
          <table:table-cell table:style-name="ce7" office:value-type="string" calcext:value-type="string">
            <text:p>HXPVC-2CBJ6-8C2KJ-XG7Q7-2D74R</text:p>
          </table:table-cell>
          <table:table-cell office:value-type="string" calcext:value-type="string">
            <text:p>CDENB-002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2377" calcext:value-type="float">
            <text:p>1237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QP4D-NFVPB-MBGGX-VJW8V-R9CT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H4D3W-JR224-MRQG2-RPM8J-Q8J3M</text:p>
          </table:table-cell>
          <table:table-cell office:value-type="string" calcext:value-type="string">
            <text:p>COMNB-00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617713" calcext:value-type="float">
            <text:p>617713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3D8N-KD83H-HC2BQ-JF8Q2-2DK2P 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96VGF-CGJP4-WP227-WVXJ3-DPW4Z</text:p>
          </table:table-cell>
          <table:table-cell office:value-type="string" calcext:value-type="string">
            <text:p>COMNB-00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988461" calcext:value-type="float">
            <text:p>98846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V48ND-6B7KR-JY3WG-YT6JX-66PTC 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PRO</text:p>
          </table:table-cell>
          <table:table-cell table:style-name="ce7" office:value-type="string" calcext:value-type="string">
            <text:p>2YXD8-966V6-FRDJ4-XT6GW-XD6DV</text:p>
          </table:table-cell>
          <table:table-cell office:value-type="string" calcext:value-type="string">
            <text:p>COMNB-00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8351" calcext:value-type="float">
            <text:p>835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N4J7-Q6GPW-8KH63-Q48B2-3YH82  <text:s/>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COMNB-00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6VNBJ-JC63K-FVRD3-B36R2-8XCT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2PW9M-PB4HH-8KDC3-JJMHY-Y42GQ</text:p>
          </table:table-cell>
          <table:table-cell office:value-type="string" calcext:value-type="string">
            <text:p>COMNB-005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11754" calcext:value-type="float">
            <text:p>11754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7YKV-B7NRD-KCRVM-HPTY7-WK86C 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W4YWM-HBDC4-FGB6K-79TFR-7H3TQ</text:p>
          </table:table-cell>
          <table:table-cell office:value-type="string" calcext:value-type="string">
            <text:p>COMNB-008</text:p>
          </table:table-cell>
          <table:table-cell table:style-name="ce7"/>
          <table:table-cell office:value-type="float" office:value="62322" calcext:value-type="float">
            <text:p>62322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6KNR-XJY2P-MK3VD-6HHCF-8B6G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D9X9K-V949Y-XXXCW-XMVJ3-73HTZ</text:p>
          </table:table-cell>
          <table:table-cell office:value-type="string" calcext:value-type="string">
            <text:p>COMNB-01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988465" calcext:value-type="float">
            <text:p>98846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4TMWN-27G4V-Y89Q7-PV6JY-8FHCP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9 H&amp;B</text:p>
          </table:table-cell>
          <table:table-cell table:style-name="ce7" office:value-type="string" calcext:value-type="string">
            <text:p>7BQN6-XC9MM-P4THR-BDM9T-VCGMT</text:p>
          </table:table-cell>
          <table:table-cell office:value-type="string" calcext:value-type="string">
            <text:p>CONNB-00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036761" calcext:value-type="float">
            <text:p>103676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W6QJY-YNH74-QTGKQ-4KQTQ-8K86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R9DK6-VT2DX-R9QXQ-JVGW9-6346Z </text:p>
          </table:table-cell>
          <table:table-cell office:value-type="string" calcext:value-type="string">
            <text:p>DIRNB-001</text:p>
          </table:table-cell>
          <table:table-cell table:style-name="ce10"/>
          <table:table-cell office:value-type="float" office:value="1077548" calcext:value-type="float">
            <text:p>107754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XNVR8-FJKMD-YP7MP-MVFR9-66PT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07 STAN</text:p>
          </table:table-cell>
          <table:table-cell table:style-name="ce7" office:value-type="string" calcext:value-type="string">
            <text:p>C9P62-YM468-6CTY4-4CBWQ-7CRFM</text:p>
          </table:table-cell>
          <table:table-cell office:value-type="string" calcext:value-type="string">
            <text:p>DSKNB-001 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451" calcext:value-type="float">
            <text:p>645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YRYVM-FNP6B-MY3KH-TQFCD-RJRJ2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MHBBB-9Q6P9-2PKG7-76B6X-JDRD8</text:p>
          </table:table-cell>
          <table:table-cell office:value-type="string" calcext:value-type="string">
            <text:p>DSKNB-002 </text:p>
          </table:table-cell>
          <table:table-cell table:style-name="ce7"/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JX66X-2MNMR-8YWYM-3798V-7QW6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PNRHY-BBD3W-6HRPQ-MYK78-W46MT</text:p>
          </table:table-cell>
          <table:table-cell office:value-type="string" calcext:value-type="string">
            <text:p>FIN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35296" calcext:value-type="float">
            <text:p>133529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FGH4N-FM9KV-4XRVH-XPHCB-R6YW2 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CT69V-YRR48-DYJ4B-FTQGQ-HV2CJ</text:p>
          </table:table-cell>
          <table:table-cell office:value-type="string" calcext:value-type="string">
            <text:p>JURNB-001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0997" calcext:value-type="float">
            <text:p>1099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JCHG-FCF8R-9W2BW-C8Q3Q-2WGG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QNH4Q-C244D-HVGBY-Y4QCC-YKPYT</text:p>
          </table:table-cell>
          <table:table-cell office:value-type="string" calcext:value-type="string">
            <text:p>LOG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320796" calcext:value-type="float">
            <text:p>1320796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YNPQ-FTKK7-44J7B-RHPD6-683PP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LOGNB-0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P46V-NTRGD-8YJRW-7VDDR-TVJ6C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21 H&amp;B</text:p>
          </table:table-cell>
          <table:table-cell table:style-name="ce7" office:value-type="string" calcext:value-type="string">
            <text:p>V3Q9H-7XKQ6-MVMXG-Q3KKY-HFY9Z </text:p>
          </table:table-cell>
          <table:table-cell office:value-type="string" calcext:value-type="string">
            <text:p>LOGNB-00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41659" calcext:value-type="float">
            <text:p>154165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46N8-P3QD9-YXC2H-RM2VY-VQTBP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LOGNB-00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NPV2-XGVBR-XMK32-P9BFD-4GDPP <text:s text:c="2"/>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0" calcext:value-type="float">
            <text:p>20</text:p>
          </table:table-cell>
          <table:table-cell table:style-name="ce20" office:value-type="float" office:value="658448" calcext:value-type="float">
            <text:p>658448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9 H&amp;B</text:p>
          </table:table-cell>
          <table:table-cell table:style-name="ce7" office:value-type="string" calcext:value-type="string">
            <text:p>FKWX3-K3672-4YY4C-MQ64W-6RMGZ </text:p>
          </table:table-cell>
          <table:table-cell office:value-type="string" calcext:value-type="string">
            <text:p>MANNB-00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54179" calcext:value-type="float">
            <text:p>1054179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Q7RNQ-YDQP2-TGK69-BBFY3-GF4J2</text:p>
          </table:table-cell>
          <table:table-cell office:value-type="string" calcext:value-type="string">
            <text:p>10 PRO</text:p>
          </table:table-cell>
          <table:table-cell/>
          <table:table-cell table:style-name="ce20" office:value-type="float" office:value="658448" calcext:value-type="float">
            <text:p>658448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REHNB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2XPN7-RHH7R-K9HT4-8GPDG-P7HQ2 <text:s/></text:p>
          </table:table-cell>
          <table:table-cell office:value-type="string" calcext:value-type="string">
            <text:p>8.1 PRO</text:p>
          </table:table-cell>
          <table:table-cell/>
          <table:table-cell table:style-name="ce18" office:value-type="float" office:value="62388" calcext:value-type="float">
            <text:p>62388</text:p>
          </table:table-cell>
          <table:table-cell table:style-name="ce22"/>
          <table:table-cell table:style-name="ce25"/>
          <table:table-cell table:number-columns-repeated="5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Y4NFX-GTD92-H9PP2-J8YYB-FGDGT <text:s/></text:p>
          </table:table-cell>
          <table:table-cell office:value-type="string" calcext:value-type="string">
            <text:p>8.1 PRO</text:p>
          </table:table-cell>
          <table:table-cell/>
          <table:table-cell table:style-name="ce18" office:value-type="float" office:value="62388" calcext:value-type="float">
            <text:p>6238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MEA-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DVK8D-NPDCD-FRTD9-D6BRY-7MGVP <text:s/></text:p>
          </table:table-cell>
          <table:table-cell office:value-type="string" calcext:value-type="string">
            <text:p>8.1 PRO</text:p>
          </table:table-cell>
          <table:table-cell/>
          <table:table-cell table:style-name="ce18" office:value-type="float" office:value="62388" calcext:value-type="float">
            <text:p>6238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MEA-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TWW2V-6QNJR-PR72D-RYK29-4JP7P</text:p>
          </table:table-cell>
          <table:table-cell office:value-type="string" calcext:value-type="string">
            <text:p>8.1 PRO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62388" calcext:value-type="float">
            <text:p>62388</text:p>
          </table:table-cell>
          <table:table-cell table:style-name="ce22"/>
          <table:table-cell table:style-name="ce25"/>
          <table:table-cell/>
          <table:table-cell table:style-name="ce10" office:value-type="string" calcext:value-type="string">
            <text:p>POR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K74QH-CNHWK-4YDV4-TWVKH-B7TVP <text:s/>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2311" calcext:value-type="float">
            <text:p>6231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SGC-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7RT3-N68GR-DD6FQ-FYF48-F3K2P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1938" calcext:value-type="float">
            <text:p>6193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FIN-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HXNRK-W2FJW-44GMC-GTFMF-4X9YX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61868" calcext:value-type="float">
            <text:p>61868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RGRJ6-2DW2D-CXKPX-24BGC-MKTW6</text:p>
          </table:table-cell>
          <table:table-cell office:value-type="string" calcext:value-type="string">
            <text:p>FIN-03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PN2GG-VJH78-HQR28-4HPDX-2YT6T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61868" calcext:value-type="float">
            <text:p>61868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MEANB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7MNMC-FK9H9-7M2GH-9BX63-KKWMC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1631" calcext:value-type="float">
            <text:p>61631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SGC-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NV6Y-K966P-BC2KR-BWJ3B-G29HP <text:s/>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0099" calcext:value-type="float">
            <text:p>60099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INFVM-006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3CNKV-CJB8F-7P39J-X6DHT-HFQ32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804" calcext:value-type="float">
            <text:p>59804</text:p>
          </table:table-cell>
          <table:table-cell table:style-name="ce22"/>
          <table:table-cell table:style-name="ce25"/>
          <table:table-cell table:number-columns-repeated="5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JPJMN-DC86W-XM9VT-YR3MT-TJF9M</text:p>
          </table:table-cell>
          <table:table-cell office:value-type="string" calcext:value-type="string">
            <text:p>10 PRO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59804" calcext:value-type="float">
            <text:p>5980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0 H&amp;B</text:p>
          </table:table-cell>
          <table:table-cell table:style-name="ce7" office:value-type="string" calcext:value-type="string">
            <text:p>J68QF-MDHW4-GRJK4-CJQ8Q-XBVV8</text:p>
          </table:table-cell>
          <table:table-cell office:value-type="string" calcext:value-type="string">
            <text:p>FIN-037</text:p>
          </table:table-cell>
          <table:table-cell table:style-name="ce7"/>
          <table:table-cell office:value-type="float" office:value="12377" calcext:value-type="float">
            <text:p>12377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JPJMN-DC86W-XM9VT-YR3MT-TJF9M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59804" calcext:value-type="float">
            <text:p>59804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LOG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JPJMN-DC86W-XM9VT-YR3MT-TJF9M</text:p>
          </table:table-cell>
          <table:table-cell office:value-type="string" calcext:value-type="string">
            <text:p>10 PRO</text:p>
          </table:table-cell>
          <table:table-cell/>
          <table:table-cell table:style-name="ce18" office:value-type="float" office:value="59804" calcext:value-type="float">
            <text:p>59804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13 H&amp;B</text:p>
          </table:table-cell>
          <table:table-cell table:style-name="ce7" office:value-type="string" calcext:value-type="string">
            <text:p>CHJNK-BMVP6-73YFX-6BRR7-R889D</text:p>
          </table:table-cell>
          <table:table-cell office:value-type="string" calcext:value-type="string">
            <text:p>MEANB-004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RPQNK-X6KQK-W8HFW-HVXX9-WTXHP  </text:p>
          </table:table-cell>
          <table:table-cell office:value-type="string" calcext:value-type="string">
            <text:p>8.1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786" calcext:value-type="float">
            <text:p>59786</text:p>
          </table:table-cell>
          <table:table-cell table:style-name="ce22"/>
          <table:table-cell table:style-name="ce25"/>
          <table:table-cell/>
          <table:table-cell office:value-type="string" calcext:value-type="string">
            <text:p>STI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N37GH-RW6WX-8P7GC-VD7BC-CKCKG</text:p>
          </table:table-cell>
          <table:table-cell office:value-type="string" calcext:value-type="string">
            <text:p>10 PRO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5401" calcext:value-type="float">
            <text:p>95401</text:p>
          </table:table-cell>
          <table:table-cell office:value-type="string" calcext:value-type="string">
            <text:p>OFFICE</text:p>
          </table:table-cell>
          <table:table-cell table:style-name="ce7" office:value-type="string" calcext:value-type="string">
            <text:p>2007 STAN</text:p>
          </table:table-cell>
          <table:table-cell table:style-name="ce7" office:value-type="string" calcext:value-type="string">
            <text:p>MX49Q-8PD66-VPW86-G6TBQ-34T8G</text:p>
          </table:table-cell>
          <table:table-cell office:value-type="string" calcext:value-type="string">
            <text:p>INF-01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9CTT7-TVD2Y-FGM8B-X7RCQ-HQWT6</text:p>
          </table:table-cell>
          <table:table-cell office:value-type="string" calcext:value-type="string">
            <text:p>7 PRO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17870" calcext:value-type="float">
            <text:p>17870</text:p>
          </table:table-cell>
          <table:table-cell office:value-type="string" calcext:value-type="string">
            <text:p>OFFICE</text:p>
          </table:table-cell>
          <table:table-cell table:style-name="ce10" office:value-type="string" calcext:value-type="string">
            <text:p>2010 H&amp;B</text:p>
          </table:table-cell>
          <table:table-cell table:style-name="ce7" office:value-type="string" calcext:value-type="string">
            <text:p>VMV83-8WPFF-44KYQ-3H7C6-63BHX</text:p>
          </table:table-cell>
          <table:table-cell office:value-type="string" calcext:value-type="string">
            <text:p>VMW7-CON-008</text:p>
          </table:table-cell>
          <table:table-cell table:style-name="ce10"/>
          <table:table-cell office:value-type="float" office:value="59903" calcext:value-type="float">
            <text:p>59903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9 H&amp;B</text:p>
          </table:table-cell>
          <table:table-cell table:style-name="ce62" office:value-type="string" calcext:value-type="string">
            <text:p>V3CKJ-VXNKY-TCFWC-K369V-6XY4G</text:p>
          </table:table-cell>
          <table:table-cell table:style-name="ce62" office:value-type="string" calcext:value-type="string">
            <text:p>LIVRE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1356001" calcext:value-type="float">
            <text:p>1356001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0 H&amp;B</text:p>
          </table:table-cell>
          <table:table-cell table:style-name="ce62" office:value-type="string" calcext:value-type="string">
            <text:p>W934V-2MPQP-9YGVH-9FYVV-2YYM7</text:p>
          </table:table-cell>
          <table:table-cell table:style-name="ce62" office:value-type="string" calcext:value-type="string">
            <text:p>LIVRE</text:p>
          </table:table-cell>
          <table:table-cell table:style-name="ce73" office:value-type="float" office:value="2" calcext:value-type="float">
            <text:p>2</text:p>
          </table:table-cell>
          <table:table-cell table:style-name="ce68" office:value-type="float" office:value="12511" calcext:value-type="float">
            <text:p>12511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0 H&amp;B</text:p>
          </table:table-cell>
          <table:table-cell table:style-name="ce62" office:value-type="string" calcext:value-type="string">
            <text:p>BBCDQ-WVH2G-DRJQH-6RPTX-6VQVJ</text:p>
          </table:table-cell>
          <table:table-cell table:style-name="ce62" office:value-type="string" calcext:value-type="string">
            <text:p>LIVRE</text:p>
          </table:table-cell>
          <table:table-cell table:style-name="ce62"/>
          <table:table-cell table:style-name="ce68" office:value-type="float" office:value="11754" calcext:value-type="float">
            <text:p>11754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0 H&amp;B</text:p>
          </table:table-cell>
          <table:table-cell table:style-name="ce62" office:value-type="string" calcext:value-type="string">
            <text:p>Q7DRB-7HB66-MDBVD-P3RGJ-3X9J4</text:p>
          </table:table-cell>
          <table:table-cell table:style-name="ce62" office:value-type="string" calcext:value-type="string">
            <text:p>LIVRE</text:p>
          </table:table-cell>
          <table:table-cell table:style-name="ce62"/>
          <table:table-cell table:style-name="ce68" office:value-type="float" office:value="11754" calcext:value-type="float">
            <text:p>11754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0 H&amp;B</text:p>
          </table:table-cell>
          <table:table-cell table:style-name="ce62" office:value-type="string" calcext:value-type="string">
            <text:p>HQBC7-VYHH7-RV2H9-97JPG-WQRKC</text:p>
          </table:table-cell>
          <table:table-cell table:style-name="ce62" office:value-type="string" calcext:value-type="string">
            <text:p>LIVRE</text:p>
          </table:table-cell>
          <table:table-cell table:style-name="ce62" office:value-type="float" office:value="2" calcext:value-type="float">
            <text:p>2</text:p>
          </table:table-cell>
          <table:table-cell table:style-name="ce68" office:value-type="float" office:value="10824" calcext:value-type="float">
            <text:p>10824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0 H&amp;B</text:p>
          </table:table-cell>
          <table:table-cell table:style-name="ce62" office:value-type="string" calcext:value-type="string">
            <text:p>6BWFJ-GK7RW-V8H2M-HXHKV-YDGGF</text:p>
          </table:table-cell>
          <table:table-cell table:style-name="ce62" office:value-type="string" calcext:value-type="string">
            <text:p>LIVRE</text:p>
          </table:table-cell>
          <table:table-cell table:style-name="ce62"/>
          <table:table-cell table:style-name="ce68" office:value-type="float" office:value="593803" calcext:value-type="float">
            <text:p>593803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07 PRO</text:p>
          </table:table-cell>
          <table:table-cell table:style-name="ce62" office:value-type="string" calcext:value-type="string">
            <text:p>FMXMP-KFKFP-3F4T3-6BXFF-Q4MYJ</text:p>
          </table:table-cell>
          <table:table-cell table:style-name="ce62" office:value-type="string" calcext:value-type="string">
            <text:p>LIVRE</text:p>
          </table:table-cell>
          <table:table-cell table:style-name="ce62" office:value-type="float" office:value="1" calcext:value-type="float">
            <text:p>1</text:p>
          </table:table-cell>
          <table:table-cell table:style-name="ce80" office:value-type="float" office:value="19877" calcext:value-type="float">
            <text:p>19877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9 H&amp;B</text:p>
          </table:table-cell>
          <table:table-cell table:style-name="ce62" office:value-type="string" calcext:value-type="string">
            <text:p>YC4V6-M3NBQ-4C8P3-QD7Q2-6JHH6</text:p>
          </table:table-cell>
          <table:table-cell table:style-name="ce62" office:value-type="string" calcext:value-type="string">
            <text:p>LIVRE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1331630" calcext:value-type="float">
            <text:p>1331630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3" office:value-type="string" calcext:value-type="string">
            <text:p>OFFICE</text:p>
          </table:table-cell>
          <table:table-cell table:style-name="ce68" office:value-type="string" calcext:value-type="string">
            <text:p>OFFICE 365 BUSINES </text:p>
          </table:table-cell>
          <table:table-cell table:style-name="ce70" office:value-type="string" calcext:value-type="string">
            <text:p>EMAIL</text:p>
          </table:table-cell>
          <table:table-cell table:style-name="ce62" office:value-type="string" calcext:value-type="string">
            <text:p>LIVRE</text:p>
          </table:table-cell>
          <table:table-cell table:style-name="ce63"/>
          <table:table-cell table:style-name="ce70" office:value-type="string" calcext:value-type="string">
            <text:p>MENSAL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3" office:value-type="string" calcext:value-type="string">
            <text:p>OFFICE</text:p>
          </table:table-cell>
          <table:table-cell table:style-name="ce68" office:value-type="string" calcext:value-type="string">
            <text:p>OFFICE 365 BUSINES </text:p>
          </table:table-cell>
          <table:table-cell table:style-name="ce70" office:value-type="string" calcext:value-type="string">
            <text:p>EMAIL</text:p>
          </table:table-cell>
          <table:table-cell table:style-name="ce62" office:value-type="string" calcext:value-type="string">
            <text:p>LIVRE</text:p>
          </table:table-cell>
          <table:table-cell table:style-name="ce63"/>
          <table:table-cell table:style-name="ce70" office:value-type="string" calcext:value-type="string">
            <text:p>MENSAL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62" office:value-type="string" calcext:value-type="string">
            <text:p>OFFICE</text:p>
          </table:table-cell>
          <table:table-cell table:style-name="ce62" office:value-type="string" calcext:value-type="string">
            <text:p>2010 H&amp;B</text:p>
          </table:table-cell>
          <table:table-cell table:style-name="ce62" office:value-type="string" calcext:value-type="string">
            <text:p>4B2KM-83PJX-CR9CW-B7PVB-CDPMB</text:p>
          </table:table-cell>
          <table:table-cell table:style-name="ce62" office:value-type="string" calcext:value-type="string">
            <text:p>LIVRE</text:p>
          </table:table-cell>
          <table:table-cell table:style-name="ce73" office:value-type="float" office:value="2" calcext:value-type="float">
            <text:p>2</text:p>
          </table:table-cell>
          <table:table-cell table:style-name="ce68" office:value-type="float" office:value="593803" calcext:value-type="float">
            <text:p>593803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K2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/</number:text>
      <number:year/>
    </number:date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date-style style:name="N119">
      <number:day/>
      <number:text>/</number:text>
      <number:month/>
      <number:text>/</number:text>
      <number:year number:style="long"/>
    </number:date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R$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/>
      <number:text>/</number:text>
      <number:month number:textual="true"/>
      <number:text>/</number:text>
      <number:year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/</number:text>
      <number:month number:textual="true"/>
    </number:date-style>
    <number:number-style style:name="N13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text>R$ </number:text>
      <number:number number:decimal-places="2" number:min-decimal-places="2" number:min-integer-digits="1" number:grouping="true"/>
    </number:number-style>
    <number:date-style style:name="N147P0" style:volatile="true">
      <number:day number:style="long"/>
      <number:text>/</number:text>
      <number:month number:style="long"/>
      <number:text>/</number:text>
      <number:year/>
    </number:date-style>
    <number:text-style style:name="N147">
      <number:text-content/>
      <style:map style:condition="value()&lt;=1.7976931348623157E+308" style:apply-style-name="N147P0"/>
    </number:text-style>
    <number:number-style style:name="N15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fill-character> </number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7P0"/>
    </number:currency-style>
    <number:number-style style:name="N16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$</number:text>
      <number:fill-character> </number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pt" number:country="BR">
      <number:fill-character> </number:fill-character>
      <number:text>-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pt" number:country="BR">
      <number:text> </number:text>
      <number:fill-character> </number:fill-character>
      <number:text>- </number:text>
    </number:number-style>
    <number:text-style style:name="N10138" number:language="pt" number:country="B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pt" number:country="BR">
      <number:text> R$ </number:text>
      <number:fill-character> </number:fill-character>
      <number:text>- </number:text>
    </number:number-style>
    <number:text-style style:name="N10142" number:language="pt" number:country="B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pt" number:country="B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5:11:03.305000000</meta:creation-date>
    <dc:date>2023-09-05T10:17:58.198000000</dc:date>
    <meta:editing-duration>PT23H46M43S</meta:editing-duration>
    <meta:editing-cycles>3</meta:editing-cycles>
    <meta:generator>LibreOffice/7.4.3.2$Windows_X86_64 LibreOffice_project/1048a8393ae2eeec98dff31b5c133c5f1d08b890</meta:generator>
    <meta:document-statistic meta:table-count="1" meta:cell-count="2129" meta:object-count="0"/>
  </office:meta>
</office:document-meta>
</file>